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o stretchy="false">ψ</mo>
          <mrow>
            <mo stretchy="false">(</mo>
            <mrow>
              <mi>t</mi>
            </mrow>
            <mo stretchy="false">)</mo>
          </mrow>
        </mrow>
      </mfenced>
      <mrow>
        <mi/>
        <mo stretchy="false">=</mo>
        <mi/>
      </mrow>
      <msup>
        <mtext>e</mtext>
        <mrow>
          <mrow>
            <mo stretchy="false">−</mo>
            <mrow>
              <mo stretchy="false">(</mo>
              <mrow>
                <mrow>
                  <mtext>i</mtext>
                  <mo stretchy="false">/</mo>
                  <mo stretchy="false">ℏ</mo>
                </mrow>
              </mrow>
              <mo stretchy="false">)</mo>
            </mrow>
          </mrow>
          <mi>H</mi>
          <mi>t</mi>
        </mrow>
      </msup>
      <mi/>
      <mfenced open="∣" close="〉">
        <mrow>
          <mo stretchy="false">ψ</mo>
          <mrow>
            <mo stretchy="false">(</mo>
            <mrow>
              <mn>0</mn>
            </mrow>
            <mo stretchy="false">)</mo>
          </mrow>
        </mrow>
      </mfenced>
      <mrow>
        <mi/>
        <mo stretchy="false">=</mo>
        <mi/>
      </mrow>
      <mrow>
        <munder>
          <mo stretchy="false">∫</mo>
          <mi>n</mi>
        </munder>
        <mi/>
      </mrow>
      <msup>
        <mtext>e</mtext>
        <mrow>
          <mrow>
            <mo stretchy="false">−</mo>
            <mrow>
              <mo stretchy="false">(</mo>
              <mrow>
                <mrow>
                  <mtext>i</mtext>
                  <mo stretchy="false">/</mo>
                  <mo stretchy="false">ℏ</mo>
                </mrow>
              </mrow>
              <mo stretchy="false">)</mo>
            </mrow>
          </mrow>
          <msub>
            <mi>E</mi>
            <mi>n</mi>
          </msub>
          <mi>t</mi>
        </mrow>
      </msup>
      <mi/>
      <mfenced open="∣" close="〉">
        <mrow>
          <msub>
            <mi>E</mi>
            <mi>n</mi>
          </msub>
        </mrow>
      </mfenced>
      <mfenced open="〈" close="〉">
        <mrow>
          <mrow>
            <msub>
              <mi>E</mi>
              <mi>n</mi>
            </msub>
          </mrow>
          <mo stretchy="false">∣</mo>
          <mrow>
            <mo stretchy="false">ψ</mo>
            <mrow>
              <mo stretchy="false">(</mo>
              <mrow>
                <mn>0</mn>
              </mrow>
              <mo stretchy="false">)</mo>
            </mrow>
          </mrow>
        </mrow>
      </mfenced>
    </mrow>
    <annotation encoding="StarMath 5.0">left lline %ipsi (t) right rangle ~=~ 
"e" ^{-("i" slash hbar) H t} 
` 
left lline %ipsi (0) right rangle ~=~ 
int from n ` 
"e" ^{-("i" slash hbar) E _n t} 
` 
left lline E _n right rangle 
left langle E _n mline %ipsi (0)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4:16.270000000</meta:creation-date>
    <meta:generator>LibreOffice/4.1.4.2$Windows_x86 LibreOffice_project/0a0440ccc0227ad9829de5f46be37cfb6edcf72</meta:generator>
  </office:meta>
</office:document-meta>
</file>